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rice/U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CD 16*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formula="of:=[.C2]*[.D2]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Un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C3]*[.D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SM Module</text:p>
          </table:table-cell>
          <table:table-cell office:value-type="string" calcext:value-type="string">
            <text:p>SIM 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string" calcext:value-type="string">
            <text:p>HC 8266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[.C5]*[.D5]"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9V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C6]*[.D6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7]*[.D7]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Pump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table:number-columns-repeated="3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y </text:p>
          </table:table-cell>
          <table:table-cell office:value-type="string" calcext:value-type="string">
            <text:p>5V</text:p>
          </table:table-cell>
          <table:table-cell table:number-columns-repeated="2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T mega</text:p>
          </table:table-cell>
          <table:table-cell table:style-name="ce1" office:value-type="string" calcext:value-type="string">
            <text:p>328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00" calcext:value-type="float">
            <text:p>3500</text:p>
          </table:table-cell>
          <table:table-cell table:formula="of:=[.C11]*[.D11]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28pi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2]*[.D1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3]*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C14]*[.D14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[.C15]*[.D15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6]*[.D16]"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3" table:formula="of:=SUM([.E2:.E16])" office:value-type="float" office:value="31550" calcext:value-type="float">
            <text:p>31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0:23:55.807142133</meta:creation-date>
    <dc:date>2021-07-31T21:01:13.081578585</dc:date>
    <meta:editing-duration>PT16M55S</meta:editing-duration>
    <meta:editing-cycles>2</meta:editing-cycles>
    <meta:generator>LibreOffice/6.4.7.2$Linux_X86_64 LibreOffice_project/40$Build-2</meta:generator>
    <meta:document-statistic meta:table-count="1" meta:cell-count="73" meta:object-count="0"/>
  </office:meta>
</office:document-meta>
</file>